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Gross income P</text:p>
          </table:table-cell>
          <table:table-cell office:value-type="currency" office:currency="EUR" office:value="60000" calcext:value-type="currency">
            <text:p>€ 60,000.00</text:p>
          </table:table-cell>
        </table:table-row>
        <table:table-row table:style-name="ro1">
          <table:table-cell office:value-type="string" calcext:value-type="string">
            <text:p>Gross income M</text:p>
          </table:table-cell>
          <table:table-cell office:value-type="currency" office:currency="EUR" office:value="35000" calcext:value-type="currency">
            <text:p>€ 35,000.00</text:p>
          </table:table-cell>
        </table:table-row>
        <table:table-row table:style-name="ro1">
          <table:table-cell office:value-type="string" calcext:value-type="string">
            <text:p>Benefits</text:p>
          </table:table-cell>
          <table:table-cell table:formula="of:=([.B2]+[.B3])*0.15" office:value-type="currency" office:currency="EUR" office:value="14250" calcext:value-type="currency">
            <text:p>€ 14,250.00</text:p>
          </table:table-cell>
        </table:table-row>
        <table:table-row table:style-name="ro1">
          <table:table-cell office:value-type="string" calcext:value-type="string">
            <text:p>Adjust for cod 99</text:p>
          </table:table-cell>
          <table:table-cell table:formula="of:=[.B2]*0.1" office:value-type="currency" office:currency="EUR" office:value="6000" calcext:value-type="currency">
            <text:p>€ 6,000.00</text:p>
          </table:table-cell>
        </table:table-row>
        <table:table-row table:style-name="ro1">
          <table:table-cell office:value-type="string" calcext:value-type="string">
            <text:p>Adjust for house rent</text:p>
          </table:table-cell>
          <table:table-cell table:formula="of:=400*12" office:value-type="currency" office:currency="EUR" office:value="4800" calcext:value-type="currency">
            <text:p>€ 4,800.00</text:p>
          </table:table-cell>
        </table:table-row>
        <table:table-row table:style-name="ro1">
          <table:table-cell office:value-type="string" calcext:value-type="string">
            <text:p>Convert for currency and cost of living</text:p>
          </table:table-cell>
          <table:table-cell table:style-name="ce2" table:formula="of:=(7200/3200)*SUM([.B2:.B5])+[.B6]*(1/7)" office:value-type="currency" office:currency="AUD" office:value="259998.214285714" calcext:value-type="currency">
            <text:p>$259,998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 style:data-style-name="N2" text:time-value="11:53:09.00737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olo Bianchini</meta:initial-creator>
    <meta:creation-date>2014-08-24T09:37:14.338228000</meta:creation-date>
    <dc:date>2014-08-27T11:53:41.004155000</dc:date>
    <dc:creator>Paolo Bianchini</dc:creator>
    <meta:editing-duration>PT8M43S</meta:editing-duration>
    <meta:editing-cycles>5</meta:editing-cycles>
    <meta:generator>LibreOffice/4.2.5.2$MacOSX_x86 LibreOffice_project/61cb170a04bb1f12e77c884eab9192be736ec5f5</meta:generator>
    <meta:document-statistic meta:table-count="1" meta:cell-count="12" meta:object-count="0"/>
  </office:meta>
</office:document-meta>
</file>